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ues at hand:-</text:p>
      <text:p text:style-name="Standard"/>
      <text:p text:style-name="Standard">Total number of intrusions detected by the rule - r</text:p>
      <text:p text:style-name="Standard"/>
      <text:p text:style-name="Standard">Number of intrusions detected by current rule(That were actually intrusions) – a</text:p>
      <text:p text:style-name="Standard">Actual number of intrusions in the dataset – A</text:p>
      <text:p text:style-name="Standard"/>
      <text:p text:style-name="Standard">Number of false positives by current rules(The number of connections that was not intrusions but was detected as intrusions by the rule) </text:p>
      <text:p text:style-name="Standard">To calculate the number of false positves:</text:p>
      <text:p text:style-name="Standard"/>
      <text:p text:style-name="Standard"><text:tab/>total number of false positives <text:s/>= r-a</text:p>
      <text:p text:style-name="Standard"><text:tab/></text:p>
      <text:p text:style-name="Standard">Percentage of actual intrusions detected by rule – a/r x 100</text:p>
      <text:p text:style-name="Standard">Percentage accuracy of rule without regard to false positives: b = a/A x 100</text:p>
      <text:p text:style-name="Standard"/>
      <text:p text:style-name="Standard">Now considernig false positives into account,</text:p>
      <text:p text:style-name="Standard"><text:tab/>Total percentage of false positives - </text:p>
      <text:p text:style-name="Standard"><text:tab/><text:tab/><text:tab/><text:tab/><text:tab/><text:tab/>f = (r-a)/r <text:s/>x 100</text:p>
      <text:p text:style-name="Standard"/>
      <text:p text:style-name="Standard"/>
      <text:p text:style-name="Standard">the objective function shall be,</text:p>
      <text:p text:style-name="Standard"><text:tab/><text:tab/>b/f</text:p>
      <text:p text:style-name="Standard"/>
      <text:p text:style-name="Standard"/>
      <text:p text:style-name="Standard">To minimize r-a, we put that in denominator</text:p>
      <text:p text:style-name="Standard"/>
      <text:p text:style-name="Standard"/>
      <text:p text:style-name="Standard">/(r-a)</text:p>
      <text:p text:style-name="Standard"/>
      <text:p text:style-name="Standard"/>
      <text:p text:style-name="Standard"/>
      <text:p text:style-name="Standard">What we need </text:p>
      <text:list xml:id="list454551579" text:style-name="L1">
        <text:list-item>
          <text:p text:style-name="P1">Higer the number of intrusions detected( that is lower the value A-a) by the rule, and the ones wth low false positives(r-a) should be given higher score.</text:p>
        </text:list-item>
        <text:list-item>
          <text:p text:style-name="P1">A uniform measure for the fitness value independent of the number of connections </text:p>
          <text:p text:style-name="P1">processed by the training dataset</text:p>
        </text:list-item>
      </text:list>
      <text:p text:style-name="Standard"/>
      <text:p text:style-name="Standard"/>
      <text:p text:style-name="Standard">To incorporate the method of sharing and crowding, we enhance the program in a following manner,</text:p>
      <text:p text:style-name="Standard"/>
      <text:p text:style-name="Standard">1) incorporate the fitness 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shnu </meta:initial-creator>
    <meta:creation-date>2010-04-03T23:00:28</meta:creation-date>
    <dc:date>2010-04-04T02:27:22</dc:date>
    <dc:creator>vishnu </dc:creator>
    <meta:editing-duration>PT03H21M00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1" meta:paragraph-count="23" meta:word-count="198" meta:character-count="1155"/>
  </office:meta>
</office:document-meta>
</file>